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5.265cm" fo:break-before="auto" style:use-optimal-row-height="true"/>
    </style:style>
    <style:style style:name="ro7" style:family="table-row">
      <style:table-row-properties style:row-height="3.369cm" fo:break-before="auto" style:use-optimal-row-height="true"/>
    </style:style>
    <style:style style:name="ro8" style:family="table-row">
      <style:table-row-properties style:row-height="1.894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2.895cm" fo:break-before="auto" style:use-optimal-row-height="true"/>
    </style:style>
    <style:style style:name="ro11" style:family="table-row">
      <style:table-row-properties style:row-height="2.842cm" fo:break-before="auto" style:use-optimal-row-height="true"/>
    </style:style>
    <style:style style:name="ro12" style:family="table-row">
      <style:table-row-properties style:row-height="1.947cm" fo:break-before="auto" style:use-optimal-row-height="false"/>
    </style:style>
    <style:style style:name="ro13" style:family="table-row">
      <style:table-row-properties style:row-height="0.538cm" fo:break-before="auto" style:use-optimal-row-height="false"/>
    </style:style>
    <style:style style:name="ro14" style:family="table-row">
      <style:table-row-properties style:row-height="1.898cm" fo:break-before="auto" style:use-optimal-row-height="false"/>
    </style:style>
    <style:style style:name="ro15" style:family="table-row">
      <style:table-row-properties style:row-height="0.991cm" fo:break-before="auto" style:use-optimal-row-height="false"/>
    </style:style>
    <style:style style:name="ro16" style:family="table-row">
      <style:table-row-properties style:row-height="1.42cm" fo:break-before="auto" style:use-optimal-row-height="true"/>
    </style:style>
    <style:style style:name="ro17" style:family="table-row">
      <style:table-row-properties style:row-height="2.552cm" fo:break-before="auto" style:use-optimal-row-height="true"/>
    </style:style>
    <style:style style:name="ro18" style:family="table-row">
      <style:table-row-properties style:row-height="3.844cm" fo:break-before="auto" style:use-optimal-row-height="true"/>
    </style:style>
    <style:style style:name="ro19" style:family="table-row">
      <style:table-row-properties style:row-height="0.547cm" fo:break-before="auto" style:use-optimal-row-height="true"/>
    </style:style>
    <style:style style:name="ro20" style:family="table-row">
      <style:table-row-properties style:row-height="1.023cm" fo:break-before="auto" style:use-optimal-row-height="true"/>
    </style:style>
    <style:style style:name="ro21" style:family="table-row">
      <style:table-row-properties style:row-height="0.97cm" fo:break-before="auto" style:use-optimal-row-height="true"/>
    </style:style>
    <style:style style:name="ro22" style:family="table-row">
      <style:table-row-properties style:row-height="0.52cm" fo:break-before="auto" style:use-optimal-row-height="true"/>
    </style:style>
    <style:style style:name="ro23" style:family="table-row">
      <style:table-row-properties style:row-height="0.605cm" fo:break-before="auto" style:use-optimal-row-height="true"/>
    </style:style>
    <style:style style:name="ro24" style:family="table-row">
      <style:table-row-properties style:row-height="0.635cm" fo:break-before="auto" style:use-optimal-row-height="true"/>
    </style:style>
    <style:style style:name="ro25" style:family="table-row">
      <style:table-row-properties style:row-height="1.7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2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 style:data-style-name="N82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6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 style:data-style-name="N82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4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45" style:family="table-cell" style:parent-style-name="Default"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ffcc00"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49" style:family="table-cell" style:parent-style-name="Default">
      <style:table-cell-properties fo:wrap-option="wrap" fo:border="0.002cm solid #000000" style:vertical-align="middle"/>
      <style:text-properties fo:font-size="14pt" style:font-size-asian="14pt" style:font-size-complex="14pt"/>
    </style:style>
    <style:style style:name="ce50" style:family="table-cell" style:parent-style-name="Default">
      <style:table-cell-properties fo:wrap-option="wrap" fo:border="0.002cm solid #000000" style:vertical-align="middle"/>
      <style:text-properties style:font-name="Arial" fo:font-size="14pt" style:font-name-asian="ＭＳ Ｐゴシック" style:font-size-asian="14pt" style:font-name-complex="Mangal" style:font-size-complex="14pt"/>
    </style:style>
    <style:style style:name="ce51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2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無題1" style:base-cell-address="1_tasks.H50"/>
    </style:style>
    <style:style style:name="ce53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4" style:family="table-cell" style:parent-style-name="Default">
      <style:table-cell-properties fo:border="0.002cm solid #000000" style:vertical-align="middle"/>
      <style:text-properties fo:font-size="14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  <style:style style:name="T3" style:family="text">
      <style:text-properties style:text-position="super 58%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3" office:value-type="string">
            <text:p>sheet</text:p>
          </table:table-cell>
          <table:table-cell table:style-name="ce3" table:number-columns-repeated="4"/>
          <table:table-cell table:style-name="ce5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tasks</text:p>
          </table:table-cell>
          <table:table-cell table:style-name="ce4" table:number-columns-repeated="4"/>
          <table:table-cell table:style-name="ce6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qs</text:p>
          </table:table-cell>
          <table:table-cell table:style-name="ce4" table:number-columns-repeated="4"/>
          <table:table-cell table:style-name="ce6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table:number-columns-repeated="5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9-28T11:24:10.29">
            <text:p>2020/9/28 11:24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24"/>
        <table:table-column table:style-name="co1" table:number-columns-repeated="1015" table:default-cell-style-name="ce2"/>
        <table:table-row table:style-name="ro2">
          <table:table-cell table:style-name="ce7" office:value-type="string">
            <text:p>status</text:p>
          </table:table-cell>
          <table:table-cell table:style-name="ce5" table:formula="of:=CONCATENATE(&quot;sn(&quot;;MAX([.B2:.B70]);&quot;)&quot;)" office:value-type="string" office:string-value="sn(50)">
            <text:p>sn(50)</text:p>
          </table:table-cell>
          <table:table-cell table:style-name="ce5" office:value-type="string">
            <text:p>gen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platform</text:p>
          </table:table-cell>
          <table:table-cell table:style-name="ce5" office:value-type="string">
            <text:p>session id</text:p>
          </table:table-cell>
          <table:table-cell table:style-name="ce30" office:value-type="string">
            <text:p>register</text:p>
          </table:table-cell>
          <table:table-cell table:style-name="ce30" office:value-type="string">
            <text:p>started</text:p>
          </table:table-cell>
          <table:table-cell table:style-name="ce30" office:value-type="string">
            <text:p>comp</text:p>
          </table:table-cell>
          <table:table-cell table:style-name="ce5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2">
          <table:table-cell table:style-name="ce8" office:value-type="string">
            <text:p>*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8" office:value-type="string">
            <text:p>trailing ==&gt; coding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 office:value-type="date" office:date-value="2020-05-05T10:22:58.79">
            <text:p>20/05/05 10:22</text:p>
          </table:table-cell>
          <table:table-cell table:style-name="ce31" office:value-type="date" office:date-value="2020-05-05T13:45:20.38">
            <text:p>20/05/05 13:45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table:style-name="ce9" office:value-type="string">
            <text:p>#</text:p>
          </table:table-cell>
          <table:table-cell table:style-name="ce12" office:value-type="string">
            <text:p>1a</text:p>
          </table:table-cell>
          <table:table-cell table:style-name="ce15" office:value-type="string">
            <text:p>work</text:p>
          </table:table-cell>
          <table:table-cell table:style-name="ce19" office:value-type="string">
            <text:p>trailing : TP update ==&gt; if Bid &gt; initial TP → new SL will be (orig.SL – X amount)</text:p>
          </table:table-cell>
          <table:table-cell table:style-name="ce26" table:number-columns-repeated="2"/>
          <table:table-cell table:style-name="ce32" office:value-type="date" office:date-value="2020-05-05T14:11:02.34">
            <office:annotation office:display="true" draw:style-name="gr1" draw:text-style-name="P2" svg:width="2.899cm" svg:height="1.139cm" svg:x="24.506cm" svg:y="0.563cm" draw:caption-point-x="-0.61cm" draw:caption-point-y="0.518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2"/>
          <table:table-cell table:style-name="ce36"/>
          <table:table-cell table:style-name="ce39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20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date" office:date-value="2020-05-04T16:27:08.69">
            <text:p>20/05/04 16:27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8" office:value-type="string">
            <text:p>*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get_BB_Loc_Num(int index) : int num_BB_Are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/>
          <table:table-cell table:style-name="ce31" office:value-type="string">
            <text:p>20200415_133912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get_BB_Loc_Nums(int lenOf_Bars, int num_Start_Index) : int lo_BB_Area_Nums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5_134059</text:p>
          </table:table-cell>
          <table:table-cell table:style-name="ce31"/>
          <table:table-cell table:style-name="ce31" office:value-type="date" office:date-value="2020-04-21T17:34:29.2">
            <text:p>20/04/21 17:34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>
          <table:table-cell table:style-name="ce8" office:value-type="string">
            <text:p>*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work</text:p>
          </table:table-cell>
          <table:table-cell table:style-name="ce18" office:value-type="string">
            <text:p>when ordering, write out data</text:p>
            <text:p><text:s/>ticket num</text:p>
            <text:p><text:s/>BB zone nums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4:34:06.4">
            <text:p>20/04/20 14:34</text:p>
          </table:table-cell>
          <table:table-cell table:style-name="ce31"/>
          <table:table-cell table:style-name="ce31" office:value-type="date" office:date-value="2020-05-04T16:26:45.45">
            <text:p>20/05/04 16:26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string">
            <text:p>5a</text:p>
          </table:table-cell>
          <table:table-cell table:style-name="ce11" office:value-type="string">
            <text:p>work</text:p>
          </table:table-cell>
          <table:table-cell table:style-name="ce18" office:value-type="string">
            <text:p>when ordering, write out data</text:p>
            <text:p><text:s/>==&gt; bar width level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5-03T15:24:02.18">
            <text:p>20/05/03 15:24</text:p>
          </table:table-cell>
          <table:table-cell table:style-name="ce31"/>
          <table:table-cell table:style-name="ce31" office:value-type="date" office:date-value="2020-05-04T16:26:05.69">
            <text:p>20/05/04 16:26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2">
          <table:table-cell table:style-name="ce8" office:value-type="string">
            <text:p>*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op_Get_BB_Loc_Nums()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02:56.06">
            <text:p>20/04/20 17:02</text:p>
          </table:table-cell>
          <table:table-cell table:style-name="ce31" office:value-type="string">
            <text:p>-</text:p>
          </table:table-cell>
          <table:table-cell table:style-name="ce31" office:value-type="date" office:date-value="2020-04-20T17:05:21.06">
            <text:p>20/04/20 17:05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2">
          <table:table-cell table:style-name="ce8" office:value-type="string">
            <text:p>*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work</text:p>
          </table:table-cell>
          <table:table-cell table:style-name="ce18" office:value-type="string">
            <text:p>when new bar ==&gt; write out BB zone dat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29:30.440001">
            <text:p>20/04/20 17:29</text:p>
          </table:table-cell>
          <table:table-cell table:style-name="ce31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>
          <table:table-cell table:style-name="ce8" office:value-type="string">
            <text:p>*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modify FUNC</text:p>
          </table:table-cell>
          <table:table-cell table:style-name="ce18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09:34:39.72">
            <text:p>20/04/21 09:34</text:p>
          </table:table-cell>
          <table:table-cell table:style-name="ce31"/>
          <table:table-cell table:style-name="ce31" office:value-type="date" office:date-value="2020-04-21T10:05:12.21">
            <text:p>20/04/21 10:05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>
          <table:table-cell table:style-name="ce8" office:value-type="string">
            <text:p>*</text:p>
          </table:table-cell>
          <table:table-cell table:style-name="ce11" office:value-type="float" office:value="9">
            <text:p>9</text:p>
          </table:table-cell>
          <table:table-cell table:style-name="ce11" office:value-type="string">
            <text:p>modify FUNC</text:p>
          </table:table-cell>
          <table:table-cell table:style-name="ce18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0:04:55.54">
            <text:p>20/04/21 10:04</text:p>
          </table:table-cell>
          <table:table-cell table:style-name="ce31"/>
          <table:table-cell table:style-name="ce31" office:value-type="date" office:date-value="2020-04-21T17:33:45.42">
            <text:p>20/04/21 17:33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modify</text:p>
          </table:table-cell>
          <table:table-cell table:style-name="ce18" office:value-type="string">
            <text:p>“bar-data” file ==&gt; add info</text:p>
            <text:p><text:s/>1) pair, period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33:31.62">
            <text:p>20/04/21 17:33</text:p>
          </table:table-cell>
          <table:table-cell table:style-name="ce31"/>
          <table:table-cell table:style-name="ce31" office:value-type="date" office:date-value="2020-04-22T12:21:06.61">
            <text:p>20/04/22 12:21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float" office:value="11">
            <text:p>11</text:p>
          </table:table-cell>
          <table:table-cell table:style-name="ce11" office:value-type="string">
            <text:p>new feature</text:p>
          </table:table-cell>
          <table:table-cell table:style-name="ce18" office:value-type="string">
            <text:p>when new bar ==&gt; write out : stats</text:p>
            <text:p><text:s/>1) width of up/down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49:45.57">
            <text:p>20/04/21 17:49</text:p>
          </table:table-cell>
          <table:table-cell table:style-name="ce31"/>
          <table:table-cell table:style-name="ce31" office:value-type="date" office:date-value="2020-04-22T14:58:24.09">
            <text:p>20/04/22 14:58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6">
          <table:table-cell table:style-name="ce8" office:value-type="string">
            <text:p>*</text:p>
          </table:table-cell>
          <table:table-cell table:style-name="ce11" office:value-type="float" office:value="12">
            <text:p>12</text:p>
          </table:table-cell>
          <table:table-cell table:style-name="ce11" office:value-type="string">
            <text:p>modify FUNC</text:p>
          </table:table-cell>
          <table:table-cell table:style-name="ce18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2T14:35:34.17">
            <text:p>20/04/22 14:35</text:p>
          </table:table-cell>
          <table:table-cell table:style-name="ce31"/>
          <table:table-cell table:style-name="ce31" office:value-type="date" office:date-value="2020-04-24T17:58:58.63">
            <text:p>20/04/24 17:58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13">
            <text:p>13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new FUNC : slice_Raw_Data_By_Week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44# 10.3.3</text:p>
          </table:table-cell>
          <table:table-cell table:style-name="ce34" office:value-type="date" office:date-value="2020-04-25T16:08:49.7">
            <text:p>04.25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8" office:value-type="string">
            <text:p>*</text:p>
          </table:table-cell>
          <table:table-cell table:style-name="ce11" office:value-type="string">
            <text:p>5a</text:p>
          </table:table-cell>
          <table:table-cell table:style-name="ce11" office:value-type="string">
            <text:p>tools</text:p>
          </table:table-cell>
          <table:table-cell table:style-name="ce18" office:value-type="string">
            <text:p>ticket-data log file ==&gt; write header lines in “init()”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44# 11.1_7</text:p>
          </table:table-cell>
          <table:table-cell table:style-name="ce31" office:value-type="date" office:date-value="2020-04-28T15:10:55.21">
            <text:p>20/04/28 15:10</text:p>
          </table:table-cell>
          <table:table-cell table:style-name="ce31"/>
          <table:table-cell table:style-name="ce31" table:formula="of:=NOW()" office:value-type="date" office:date-value="2020-09-28T11:24:10.38">
            <text:p>20/09/28 11:24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>
          <table:table-cell table:style-name="ce8" office:value-type="string">
            <text:p>*</text:p>
          </table:table-cell>
          <table:table-cell table:style-name="ce11" office:value-type="float" office:value="14">
            <text:p>14</text:p>
          </table:table-cell>
          <table:table-cell table:style-name="ce11" office:value-type="string">
            <text:p>coding</text:p>
          </table:table-cell>
          <table:table-cell table:style-name="ce18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09:27.84">
            <text:p>20/05/02 13:09</text:p>
          </table:table-cell>
          <table:table-cell table:style-name="ce31"/>
          <table:table-cell table:style-name="ce31" office:value-type="date" office:date-value="2020-05-04T16:29:09.74">
            <text:p>20/05/04 16:29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float" office:value="15">
            <text:p>15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get_Bar_Width_Level_Nums(int index, float lo_Level_Vals) : int num_Level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34:57.48">
            <text:p>20/05/02 13:34</text:p>
          </table:table-cell>
          <table:table-cell table:style-name="ce31"/>
          <table:table-cell table:style-name="ce31" office:value-type="date" office:date-value="2020-05-03T15:07:21.81">
            <text:p>20/05/03 15:07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16">
            <text:p>16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3T15:15:11.93">
            <text:p>05.03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14" office:value-type="float" office:value="17">
            <text:p>17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5T13:44:32.1">
            <text:p>05.05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review</text:p>
          </table:table-cell>
          <table:table-cell table:style-name="ce21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7T17:58:30.68">
            <text:p>05.07</text:p>
          </table:table-cell>
          <table:table-cell table:style-name="ce34" office:value-type="date" office:date-value="2020-05-08T14:51:08.78">
            <text:p>05.08</text:p>
          </table:table-cell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19">
            <text:p>19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gen “combined-data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5-09T12:32:46.48">
            <text:p>05.0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19.1">
            <text:p>19.1</text:p>
          </table:table-cell>
          <table:table-cell table:style-name="ce16" office:value-type="string">
            <text:p>work</text:p>
          </table:table-cell>
          <table:table-cell table:style-name="ce22" office:value-type="string">
            <text:p>“combined-data” ==&gt; process data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6" office:value-type="date" office:date-value="2020-05-10T15:25:51.13">
            <text:p>20/05/10 15:25</text:p>
          </table:table-cell>
          <table:table-cell table:style-name="ce6" table:number-columns-repeated="2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4" office:value-type="float" office:value="20">
            <text:p>20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44#10.3.4_4</text:p>
          </table:table-cell>
          <table:table-cell table:style-name="ce34" office:value-type="date" office:date-value="2020-05-09T13:33:14.99">
            <text:p>05.0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21">
            <text:p>21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BB.loc-X を、X=1から順に、ソートする</text:p>
            <text:p>==&gt; log_JVE_44_10_3_4.[session-3].ods</text:p>
          </table:table-cell>
          <table:table-cell table:style-name="ce28"/>
          <table:table-cell table:style-name="ce28" office:value-type="string">
            <text:p>10.3.4_6</text:p>
          </table:table-cell>
          <table:table-cell table:style-name="ce34" office:value-type="date" office:date-value="2020-05-13T16:43:37.15">
            <text:p>05.13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22">
            <text:p>22</text:p>
          </table:table-cell>
          <table:table-cell table:style-name="ce16" office:value-type="string">
            <text:p>admin</text:p>
          </table:table-cell>
          <table:table-cell table:style-name="ce21" office:value-type="string">
            <text:p>desktop-pcで作ったEAファイル　=&gt;　note-pcへ入れる</text:p>
          </table:table-cell>
          <table:table-cell table:style-name="ce28" table:number-columns-repeated="2"/>
          <table:table-cell table:style-name="ce34" office:value-type="date" office:date-value="2020-05-15T12:56:18.73">
            <text:p>05.15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8"/>
          <table:table-cell table:style-name="ce28" office:value-type="string">
            <text:p>44#10.4_7</text:p>
          </table:table-cell>
          <table:table-cell table:style-name="ce34" office:value-type="date" office:date-value="2020-05-16T13:25:09.13">
            <text:p>05.16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*</text:p>
          </table:table-cell>
          <table:table-cell table:style-name="ce11" office:value-type="float" office:value="24">
            <text:p>24</text:p>
          </table:table-cell>
          <table:table-cell table:style-name="ce17" office:value-type="string">
            <text:p>prog</text:p>
          </table:table-cell>
          <table:table-cell table:style-name="ce18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29" office:value-type="string">
            <text:p>mt4</text:p>
          </table:table-cell>
          <table:table-cell table:style-name="ce29" office:value-type="string">
            <text:p>44#13.24_1</text:p>
          </table:table-cell>
          <table:table-cell table:style-name="ce31" office:value-type="date" office:date-value="2020-05-18T12:32:52.97">
            <text:p>20/05/18 12:32</text:p>
          </table:table-cell>
          <table:table-cell table:style-name="ce31"/>
          <table:table-cell table:style-name="ce31" office:value-type="date" office:date-value="2020-05-18T15:18:27.18">
            <text:p>20/05/18 15:18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4" office:value-type="float" office:value="25">
            <text:p>25</text:p>
          </table:table-cell>
          <table:table-cell table:style-name="ce16" office:value-type="string">
            <text:p>stats</text:p>
          </table:table-cell>
          <table:table-cell table:style-name="ce21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13.24_1</text:p>
          </table:table-cell>
          <table:table-cell table:style-name="ce34" office:value-type="date" office:date-value="2020-05-18T15:20:45.94">
            <text:p>05.18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*</text:p>
          </table:table-cell>
          <table:table-cell table:style-name="ce11" office:value-type="float" office:value="26">
            <text:p>26</text:p>
          </table:table-cell>
          <table:table-cell table:style-name="ce17" office:value-type="string">
            <text:p>admin</text:p>
          </table:table-cell>
          <table:table-cell table:style-name="ce18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44#13.26</text:p>
          </table:table-cell>
          <table:table-cell table:style-name="ce31" office:value-type="date" office:date-value="2020-05-19T18:53:20.700001">
            <text:p>20/05/19 18:53</text:p>
          </table:table-cell>
          <table:table-cell table:style-name="ce31"/>
          <table:table-cell table:style-name="ce31" office:value-type="date" office:date-value="2020-05-20T13:50:07.23">
            <text:p>20/05/20 13:50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26">
            <text:p>26</text:p>
          </table:table-cell>
          <table:table-cell table:style-name="ce16" office:value-type="string">
            <text:p>admin</text:p>
          </table:table-cell>
          <table:table-cell table:style-name="ce21" office:value-type="string">
            <text:p>note-pcで作ったstatement file 他　=&gt;　desktop へ入れる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2:19.46">
            <text:p>05.20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27">
            <text:p>27</text:p>
          </table:table-cell>
          <table:table-cell table:style-name="ce16" office:value-type="string">
            <text:p>observe</text:p>
          </table:table-cell>
          <table:table-cell table:style-name="ce21" office:value-type="string">
            <text:p>trade result list (mfi, rsi included) ==&gt; observe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3:30.2">
            <text:p>05.20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4" office:value-type="float" office:value="28">
            <text:p>28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1T14:41:22.15">
            <text:p>05.21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28.1">
            <text:p>28.1</text:p>
          </table:table-cell>
          <table:table-cell table:style-name="ce16" office:value-type="string">
            <text:p>func</text:p>
          </table:table-cell>
          <table:table-cell table:style-name="ce21" office:value-type="string">
            <text:p>get_ListOf_BarDatas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2T11:37:26.15">
            <text:p>05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4" office:value-type="string">
            <text:p>13a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4T16:49:29.16">
            <text:p>05.24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14" office:value-type="string">
            <text:p>13b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6T18:43:31.66">
            <text:p>05.26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29">
            <text:p>29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fx_tester_T_1_V2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14" office:value-type="float" office:value="29.1">
            <text:p>29.1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fx_tester_T_1__Order_Buy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29.2">
            <text:p>29.2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fx_tester_T_1__Order_Buy__V2()</text:p>
            <text:p><text:s text:c="2"/>get : list of bardatas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9T18:53:54.1">
            <text:p>05.2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4" office:value-type="float" office:value="30">
            <text:p>30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09T14:51:57.93">
            <text:p>07.0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 office:value-type="string">
            <text:p>#</text:p>
          </table:table-cell>
          <table:table-cell table:style-name="ce14" office:value-type="float" office:value="31">
            <text:p>31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log file (dat file)</text:p>
            <text:p><text:s/>loc in BB ==&gt; 5 prev ones before the starting bar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">
            <text:p>07.13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32">
            <text:p>32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">
            <text:p>07.13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33">
            <text:p>33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4:05:25.88">
            <text:p>07.13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34">
            <text:p>34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“list-of-pos.dat” file ==&gt; new column</text:p>
            <text:p><text:s/>==&gt; according to SL,TP → show gain/los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4T16:03:58.8">
            <text:p>07.14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35">
            <text:p>35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“step : 2 : j2 : choice-1 : j3-2 : 1”</text:p>
            <text:p><text:s/>==&gt; 1<text:span text:style-name="T3">st</text:span> bar, TP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5T16:00:05.77">
            <text:p>07.15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14" office:value-type="float" office:value="36">
            <text:p>36</text:p>
          </table:table-cell>
          <table:table-cell table:style-name="ce16" office:value-type="string">
            <text:p>admin</text:p>
          </table:table-cell>
          <table:table-cell table:style-name="ce21" office:value-type="string">
            <text:p>gaitame finest ==&gt; デモ口座取得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34" office:value-type="date" office:date-value="2020-07-19T11:21:10.7">
            <text:p>07.1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37">
            <text:p>37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add</text:p>
            <text:p><text:s text:c="2"/>$pos-&gt;ext_pr ==&gt; BB zone label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9T12:29:11.72">
            <text:p>07.1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38">
            <text:p>38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solve problem</text:p>
            <text:p>id=N6TI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4" office:value-type="float" office:value="39">
            <text:p>39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exec tester</text:p>
            <text:p>==&gt; fx_tester_T_1_V2</text:p>
            <text:p>1. (slice-by-day).(AUDJPY-M5).(2020-05-13).(20200530_134010_951771).csv</text:p>
            <text:p>2. ==&gt; 200 bar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4" office:value-type="float" office:value="39.1">
            <text:p>39.1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exec tester</text:p>
            <text:p>==&gt; fx_tester_T_1_V2</text:p>
            <text:p>1. (slice-by-day).(AUDJPY-M5).(2020-05-13).(20200530_134010_951771).csv</text:p>
            <text:p>2. ==&gt; all bar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4" office:value-type="float" office:value="39.2">
            <text:p>39.2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exec tester</text:p>
            <text:p>==&gt; fx_tester_T_1_V2</text:p>
            <text:p>1. (slice-by-day).(AUDJPY-M5).(2020-05-14).(20200530_134010_951771).csv</text:p>
            <text:p>2. ==&gt; all bar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office:value-type="string">
            <text:p>#</text:p>
          </table:table-cell>
          <table:table-cell table:style-name="ce14" office:value-type="float" office:value="40">
            <text:p>40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gen combined list</text:p>
            <text:p><text:s text:c="2"/>==&gt; add column names</text:p>
            <text:p/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41">
            <text:p>41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trailing ==&gt; coding</text:p>
            <text:p><text:s text:c="2"/>mode → SELL</text:p>
            <text:p><text:s text:c="2"/>prog with ==&gt; new mql file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7-26T17:03:09.090001">
            <text:p>07.26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41.1">
            <text:p>41.1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//next:20200728_151019:n</text:p>
            <text:p>new func ==&gt; take_Position__Sell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7">
          <table:table-cell office:value-type="string">
            <text:p>#</text:p>
          </table:table-cell>
          <table:table-cell table:style-name="ce14" office:value-type="float" office:value="42">
            <text:p>42</text:p>
          </table:table-cell>
          <table:table-cell table:style-name="ce16" office:value-type="string">
            <text:p>sheet</text:p>
          </table:table-cell>
          <table:table-cell table:style-name="ce23" office:value-type="string">
            <text:p>stats ==&gt; more stats</text:p>
            <text:p><text:s/>1) gain sum / loss sum</text:p>
            <text:p>C:\WORKS_2\WS\WS_Others.JVEMV6\JVEMV6\44_currency\10_prog-php\2_tester\log_JVE_44_6_2.[session-XXX~].ods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34" office:value-type="date" office:date-value="2020-08-26T16:22:25.91">
            <text:p>08.26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43">
            <text:p>43</text:p>
          </table:table-cell>
          <table:table-cell table:style-name="ce16" office:value-type="string">
            <text:p>observe</text:p>
          </table:table-cell>
          <table:table-cell table:style-name="ce21" office:value-type="string">
            <text:p>trade result list ==&gt; observe</text:p>
            <text:p><text:s/>1) gen list</text:p>
            <text:p><text:s/>2) prep sheet</text:p>
            <text:p><text:s/>3) observe</text:p>
          </table:table-cell>
          <table:table-cell table:style-name="ce28" table:number-columns-repeated="2"/>
          <table:table-cell table:style-name="ce34" office:value-type="date" office:date-value="2020-08-28T11:38:21.09">
            <text:p>08.28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44">
            <text:p>44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“gen trading result list”</text:p>
            <text:p><text:s/>1) as content ==&gt; add : “BUY” or “SELL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8-28T11:40:54.53">
            <text:p>08.28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43.1">
            <text:p>43.1</text:p>
          </table:table-cell>
          <table:table-cell table:style-name="ce16" office:value-type="string">
            <text:p>observe</text:p>
          </table:table-cell>
          <table:table-cell table:style-name="ce22" office:value-type="string">
            <text:p><text:span text:style-name="T2">trade result list</text:span></text:p>
            <text:p><text:span text:style-name="T2"><text:s/></text:span><text:span text:style-name="T2">1) gen list</text:span></text:p>
            <text:p><text:span text:style-name="T2"><text:s/></text:span><text:span text:style-name="T2">2) prep sheet</text:span></text:p>
          </table:table-cell>
          <table:table-cell table:style-name="ce28" table:number-columns-repeated="2"/>
          <table:table-cell table:style-name="ce34" office:value-type="date" office:date-value="2020-08-31T12:08:57.82">
            <text:p>08.31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45">
            <text:p>45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combined data ==&gt; add info</text:p>
            <text:p><text:s/>1) account number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9-01T14:06:19.32">
            <text:p>09.01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46">
            <text:p>46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new tester</text:p>
            <text:p><text:s/>1) past X bars ==&gt; all up/down → buy/sell</text:p>
            <text:p><text:s/>2) func name : fx_T_2a_Up_Trend / fx_T_2b_Down_Trend</text:p>
            <text:p><text:s/>3) loc : Lib\utils\fx\lib_ea_tester_2.php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9-06T10:55:33.31">
            <text:p>09.06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47">
            <text:p>47</text:p>
          </table:table-cell>
          <table:table-cell table:style-name="ce16" office:value-type="string">
            <text:p>admin</text:p>
          </table:table-cell>
          <table:table-cell table:style-name="ce21" office:value-type="string">
            <text:p>note-pc : setup</text:p>
            <text:p><text:s/>1) new terminal</text:p>
            <text:p><text:s/>2) run 2 terminals; for each, run 1 ea, “detect all”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34" office:value-type="date" office:date-value="2020-09-08T09:56:08.04">
            <text:p>09.08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8" office:value-type="string">
            <text:p>*</text:p>
          </table:table-cell>
          <table:table-cell table:style-name="ce11" office:value-type="float" office:value="48">
            <text:p>48</text:p>
          </table:table-cell>
          <table:table-cell table:style-name="ce17" office:value-type="string">
            <text:p>coding</text:p>
          </table:table-cell>
          <table:table-cell table:style-name="ce18" office:value-type="string">
            <text:p>ea-6.mq4 ==&gt; debug output lines → comment out</text:p>
          </table:table-cell>
          <table:table-cell table:style-name="ce29" office:value-type="string">
            <text:p>mt4</text:p>
          </table:table-cell>
          <table:table-cell table:style-name="ce29"/>
          <table:table-cell table:style-name="ce35" office:value-type="date" office:date-value="2020-09-13T10:58:30.52">
            <text:p>09.13</text:p>
          </table:table-cell>
          <table:table-cell table:style-name="ce35"/>
          <table:table-cell table:style-name="ce38"/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48.1">
            <text:p>48.1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ea-6.mq4 ==&gt; debug output lines → comment out</text:p>
            <text:p><text:s/>1) “cond_OrderModify_1 : ”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9-14T12:15:30.57">
            <text:p>09.14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49">
            <text:p>49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“gen combined list”</text:p>
            <text:p><text:s/>==&gt; gen stats numbers, too</text:p>
            <text:p><text:s text:c="2"/>1) total, num of gain, num of loss</text:p>
            <text:p><text:s text:c="2"/>2) BB.loc count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9-21T14:13:41.090001">
            <text:p>09.21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8">
          <table:table-cell office:value-type="string">
            <text:p>#</text:p>
          </table:table-cell>
          <table:table-cell table:style-name="ce14" office:value-type="float" office:value="50">
            <text:p>50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“gen combined list”</text:p>
            <text:p><text:s/>==&gt; gen url, access the url</text:p>
            <text:p><text:s text:c="2"/>(features)</text:p>
            <text:p><text:s text:c="2"/>1) execution ==&gt; use FxUtilitiesController</text:p>
            <text:p><text:s text:c="2"/>2) param ==&gt; dir path only → statement, ticket log ~~&gt; auto-detect</text:p>
            <text:p><text:s text:c="2"/>3) multiple dir ==&gt; if list file exists ~~&gt; use this file over param value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9-25T11:44:34.23">
            <text:p>09.25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8" table:number-columns-repeated="2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8" table:number-columns-repeated="2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8" table:number-columns-repeated="2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8" table:number-columns-repeated="2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9-28T11:18:40.78">
            <text:p>2020/9/28 11:18</text:p>
          </table:table-cell>
          <table:table-cell table:formula="of:=NOW()" office:value-type="date" office:date-value="2020-09-28T11:18:40.78">
            <text:p>2020/9/28 11:18</text:p>
          </table:table-cell>
          <table:table-cell table:formula="of:=NOW()" office:value-type="date" office:date-value="2020-09-28T11:18:40.78">
            <text:p>2020/9/28 11:18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4" table:formula="of:=NOW()" office:value-type="date" office:date-value="2020-09-28T11:24:10.44">
            <text:p>2020/9/28 11:24</text:p>
          </table:table-cell>
          <table:table-cell table:number-columns-repeated="1020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19">
          <table:table-cell table:style-name="ce5" table:formula="of:=CONCATENATE(&quot;sn(&quot;;MAX([.A2:.A6]);&quot;)&quot;)" office:value-type="string" office:string-value="sn(3)">
            <text:p>sn(3)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session id</text:p>
          </table:table-cell>
          <table:table-cell table:style-name="ce5" office:value-type="string">
            <text:p>register</text:p>
          </table:table-cell>
          <table:table-cell table:style-name="ce5" office:value-type="string">
            <text:p>started</text:p>
          </table:table-cell>
          <table:table-cell table:style-name="ce5" office:value-type="string">
            <text:p>comp</text:p>
          </table:table-cell>
          <table:table-cell table:style-name="ce5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20">
          <table:table-cell table:style-name="ce14" office:value-type="float" office:value="1">
            <text:p>1</text:p>
          </table:table-cell>
          <table:table-cell table:style-name="ce21" office:value-type="string">
            <text:p>BB.loc-1がBB.2の場合、profit が マイナスのもの、76 % ==&gt; この場合の、BB.loc-2 の場所は、どこだろう？</text:p>
          </table:table-cell>
          <table:table-cell table:style-name="ce28" office:value-type="string">
            <text:p>44#10.3.4_3</text:p>
          </table:table-cell>
          <table:table-cell table:style-name="ce6" office:value-type="date" office:date-value="2020-05-08T14:49:54.96">
            <text:p>20/05/08 14:49</text:p>
          </table:table-cell>
          <table:table-cell table:style-name="ce6" table:number-columns-repeated="2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1">
          <table:table-cell table:style-name="ce14" office:value-type="float" office:value="2">
            <text:p>2</text:p>
          </table:table-cell>
          <table:table-cell table:style-name="ce21" office:value-type="string">
            <text:p>BB-loc.-1 ~ -3 が 2-2-2 のもの：プラス、マイナス。それぞれ、チャートは、どんな軌跡を描いているか？</text:p>
          </table:table-cell>
          <table:table-cell table:style-name="ce28" office:value-type="string">
            <text:p>44#10.4_7</text:p>
          </table:table-cell>
          <table:table-cell table:style-name="ce6" office:value-type="date" office:date-value="2020-05-16T13:07:13.54">
            <text:p>20/05/16 13:07</text:p>
          </table:table-cell>
          <table:table-cell table:style-name="ce6" table:number-columns-repeated="2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 office:value-type="float" office:value="3">
            <text:p>3</text:p>
          </table:table-cell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number-columns-repeated="3" office:value-type="string">
            <text:p>*</text:p>
          </table:table-cell>
          <table:table-cell table:formula="of:=NOW()" office:value-type="date" office:date-value="2020-09-28T11:24:10.53">
            <text:p>2020/9/28 11:24</text:p>
          </table:table-cell>
          <table:table-cell table:formula="of:=NOW()" office:value-type="date" office:date-value="2020-09-28T11:24:10.53">
            <text:p>2020/9/28 11:24</text:p>
          </table:table-cell>
          <table:table-cell table:formula="of:=NOW()" office:value-type="date" office:date-value="2020-09-28T11:24:10.53">
            <text:p>2020/9/28 11:24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2" table:number-rows-repeated="1048559">
          <table:table-cell table:number-columns-repeated="1021"/>
        </table:table-row>
        <table:table-row table:style-name="ro22">
          <table:table-cell table:number-columns-repeated="1021"/>
        </table:table-row>
      </table:table>
      <table:table table:name="3_testers" table:style-name="ta1" table:print="false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19">
          <table:table-cell table:style-name="ce5" table:formula="of:=CONCATENATE(&quot;sn(&quot;;MAX([.A2:.A6]);&quot;)&quot;)" office:value-type="string" office:string-value="sn(3)">
            <text:p>sn(3)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session id</text:p>
          </table:table-cell>
          <table:table-cell table:style-name="ce41" office:value-type="string">
            <text:p>register</text:p>
          </table:table-cell>
          <table:table-cell table:style-name="ce41" office:value-type="string">
            <text:p>started</text:p>
          </table:table-cell>
          <table:table-cell table:style-name="ce41" office:value-type="string">
            <text:p>comp</text:p>
          </table:table-cell>
          <table:table-cell table:style-name="ce5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19">
          <table:table-cell table:style-name="ce14" office:value-type="float" office:value="1">
            <text:p>1</text:p>
          </table:table-cell>
          <table:table-cell table:style-name="ce21" office:value-type="string">
            <text:p>fx_tester_T_1()</text:p>
          </table:table-cell>
          <table:table-cell table:style-name="ce21" office:value-type="string">
            <text:p>detect pattern ==&gt; all</text:p>
          </table:table-cell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0">
          <table:table-cell table:style-name="ce14" office:value-type="float" office:value="2">
            <text:p>2</text:p>
          </table:table-cell>
          <table:table-cell table:style-name="ce21" office:value-type="string">
            <text:p>fx_tester_T_1__V2()</text:p>
          </table:table-cell>
          <table:table-cell table:style-name="ce21" office:value-type="string">
            <text:p>detect pattern ==&gt; all</text:p>
          </table:table-cell>
          <table:table-cell table:style-name="ce28"/>
          <table:table-cell table:style-name="ce42" office:value-type="date" office:date-value="2020-05-27T10:05:50.37">
            <text:p>05.27</text:p>
          </table:table-cell>
          <table:table-cell table:style-name="ce42" table:number-columns-repeated="2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 office:value-type="float" office:value="3">
            <text:p>3</text:p>
          </table:table-cell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7" table:formula="of:=NOW()" office:value-type="date" office:date-value="2020-09-28T11:24:10.6">
            <text:p>2020/9/28 11:24</text:p>
          </table:table-cell>
          <table:table-cell table:style-name="ce7" table:formula="of:=NOW()" office:value-type="date" office:date-value="2020-09-28T11:24:10.6">
            <text:p>2020/9/28 11:24</text:p>
          </table:table-cell>
          <table:table-cell table:style-name="ce7" table:formula="of:=NOW()" office:value-type="date" office:date-value="2020-09-28T11:24:10.6">
            <text:p>2020/9/28 11:24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2" table:number-rows-repeated="1048559">
          <table:table-cell table:number-columns-repeated="1022"/>
        </table:table-row>
        <table:table-row table:style-name="ro22">
          <table:table-cell table:number-columns-repeated="1022"/>
        </table:table-row>
      </table:table>
      <table:table table:name="4_stat-items" table:style-name="ta1" table:print="false"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number-columns-repeated="3" table:default-cell-style-name="ce44"/>
        <table:table-column table:style-name="co1" table:number-columns-repeated="1015" table:default-cell-style-name="ce45"/>
        <table:table-row table:style-name="ro23">
          <table:table-cell table:style-name="ce43" office:value-type="string">
            <text:p>status</text:p>
          </table:table-cell>
          <table:table-cell table:style-name="ce46" table:formula="of:=CONCATENATE(&quot;sn(&quot;;MAX([.B2:.B20]);&quot;)&quot;)" office:value-type="string" office:string-value="sn(5)">
            <text:p>sn(5)</text:p>
          </table:table-cell>
          <table:table-cell table:style-name="ce46" office:value-type="string">
            <text:p>genre</text:p>
          </table:table-cell>
          <table:table-cell table:style-name="ce46" office:value-type="string">
            <text:p>description</text:p>
          </table:table-cell>
          <table:table-cell table:style-name="ce46" office:value-type="string">
            <text:p>platform</text:p>
          </table:table-cell>
          <table:table-cell table:style-name="ce46" office:value-type="string">
            <text:p>session id</text:p>
          </table:table-cell>
          <table:table-cell table:style-name="ce51" office:value-type="string">
            <text:p>register</text:p>
          </table:table-cell>
          <table:table-cell table:style-name="ce51" office:value-type="string">
            <text:p>started</text:p>
          </table:table-cell>
          <table:table-cell table:style-name="ce51" office:value-type="string">
            <text:p>comp</text:p>
          </table:table-cell>
          <table:table-cell table:style-name="ce46"/>
          <table:table-cell table:style-name="ce43" office:value-type="string">
            <text:p>*</text:p>
          </table:table-cell>
          <table:table-cell table:style-name="ce43" table:number-columns-repeated="1013"/>
        </table:table-row>
        <table:table-row table:style-name="ro14">
          <table:table-cell table:style-name="ce44"/>
          <table:table-cell table:style-name="ce47" office:value-type="float" office:value="1">
            <text:p>1</text:p>
          </table:table-cell>
          <table:table-cell table:style-name="ce48"/>
          <table:table-cell table:style-name="ce49" office:value-type="string">
            <text:p>table : (gain – loss) : price-wise</text:p>
          </table:table-cell>
          <table:table-cell table:style-name="ce48" table:number-columns-repeated="2"/>
          <table:table-cell table:style-name="ce52" office:value-type="date" office:date-value="2020-09-18T11:43:27.91">
            <text:p>09.18</text:p>
          </table:table-cell>
          <table:table-cell table:style-name="ce5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15">
          <table:table-cell table:style-name="ce44"/>
          <table:table-cell table:style-name="ce47" office:value-type="float" office:value="2">
            <text:p>2</text:p>
          </table:table-cell>
          <table:table-cell table:style-name="ce48"/>
          <table:table-cell table:style-name="ce49" office:value-type="string">
            <text:p>table : (gain / total) : num of incidents</text:p>
          </table:table-cell>
          <table:table-cell table:style-name="ce48" table:number-columns-repeated="2"/>
          <table:table-cell table:style-name="ce52" office:value-type="date" office:date-value="2020-09-18T11:43:27.91">
            <text:p>09.18</text:p>
          </table:table-cell>
          <table:table-cell table:style-name="ce5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4">
          <table:table-cell table:style-name="ce44"/>
          <table:table-cell table:style-name="ce47" office:value-type="float" office:value="3">
            <text:p>3</text:p>
          </table:table-cell>
          <table:table-cell table:style-name="ce48"/>
          <table:table-cell table:style-name="ce49" office:value-type="string">
            <text:p>chart : period according to entries</text:p>
          </table:table-cell>
          <table:table-cell table:style-name="ce48" table:number-columns-repeated="2"/>
          <table:table-cell table:style-name="ce52" office:value-type="date" office:date-value="2020-09-18T11:43:27.91">
            <text:p>09.18</text:p>
          </table:table-cell>
          <table:table-cell table:style-name="ce5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4">
          <table:table-cell table:style-name="ce44"/>
          <table:table-cell table:style-name="ce47" office:value-type="float" office:value="4">
            <text:p>4</text:p>
          </table:table-cell>
          <table:table-cell table:style-name="ce48"/>
          <table:table-cell table:style-name="ce49" office:value-type="string">
            <text:p>table : total-loss-gain</text:p>
          </table:table-cell>
          <table:table-cell table:style-name="ce48" table:number-columns-repeated="2"/>
          <table:table-cell table:style-name="ce52" office:value-type="date" office:date-value="2020-09-18T11:43:27.91">
            <text:p>09.18</text:p>
          </table:table-cell>
          <table:table-cell table:style-name="ce5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5">
          <table:table-cell table:style-name="ce44"/>
          <table:table-cell table:style-name="ce47" office:value-type="float" office:value="5">
            <text:p>5</text:p>
          </table:table-cell>
          <table:table-cell table:style-name="ce48"/>
          <table:table-cell table:style-name="ce49" office:value-type="string">
            <text:p>e.g. BB.5</text:p>
            <text:p><text:s/>1) 日毎に、並べてみる</text:p>
            <text:p><text:s/>2) マイナス、プラスの様子　=&gt;　グラフに</text:p>
          </table:table-cell>
          <table:table-cell table:style-name="ce48" table:number-columns-repeated="2"/>
          <table:table-cell table:style-name="ce52" office:value-type="date" office:date-value="2020-09-21T14:19:42.48">
            <text:p>09.21</text:p>
          </table:table-cell>
          <table:table-cell table:style-name="ce5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1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/>
          <table:table-cell table:style-name="ce48"/>
          <table:table-cell table:style-name="ce50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number-columns-repeated="6" office:value-type="string">
            <text:p>*</text:p>
          </table:table-cell>
          <table:table-cell table:formula="of:=NOW()" office:value-type="date" office:date-value="2020-09-28T11:24:10.68">
            <text:p>2020/9/28 11:24</text:p>
          </table:table-cell>
          <table:table-cell table:formula="of:=NOW()" office:value-type="date" office:date-value="2020-09-28T11:24:10.68">
            <text:p>2020/9/28 11:24</text:p>
          </table:table-cell>
          <table:table-cell table:formula="of:=NOW()" office:value-type="date" office:date-value="2020-09-28T11:24:10.68">
            <text:p>2020/9/28 11:24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3">
          <table:table-cell table:number-columns-repeated="3"/>
          <table:table-cell table:style-name="ce44" table:formula="of:=NOW()" office:value-type="date" office:date-value="2020-09-28T11:24:10.68">
            <text:p>2020/9/28 11:24</text:p>
          </table:table-cell>
          <table:table-cell table:number-columns-repeated="1020"/>
        </table:table-row>
        <table:table-row table:style-name="ro23" table:number-rows-repeated="1048553">
          <table:table-cell table:number-columns-repeated="1024"/>
        </table:table-row>
        <table:table-row table:style-name="ro23">
          <table:table-cell table:number-columns-repeated="1024"/>
        </table:table-row>
      </table:table>
      <table:database-ranges>
        <table:database-range table:name="__Anonymous_Sheet_DB__1" table:target-range-address="1_tasks.A1:1_tasks.I6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8">2020/09/28</text:date>, <text:time>11:36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9-28T11:36:37.64</dc:date>
    <dc:creator>iwabuchi ken</dc:creator>
    <meta:editing-duration>P2DT17H3M36S</meta:editing-duration>
    <meta:editing-cycles>139</meta:editing-cycles>
    <meta:generator>OpenOffice/4.1.3$Win32 OpenOffice.org_project/413m1$Build-9783</meta:generator>
    <meta:document-statistic meta:table-count="5" meta:cell-count="674" meta:object-count="0"/>
  </office:meta>
</office:document-meta>
</file>